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1" style:family="table">
      <style:table-properties style:width="25.709cm" fo:margin-left="0cm" table:align="left"/>
    </style:style>
    <style:style style:name="Tabelle1.A" style:family="table-column">
      <style:table-column-properties style:column-width="1.404cm"/>
    </style:style>
    <style:style style:name="Tabelle1.B" style:family="table-column">
      <style:table-column-properties style:column-width="2.79cm"/>
    </style:style>
    <style:style style:name="Tabelle1.C" style:family="table-column">
      <style:table-column-properties style:column-width="2.406cm"/>
    </style:style>
    <style:style style:name="Tabelle1.D" style:family="table-column">
      <style:table-column-properties style:column-width="2.81cm"/>
    </style:style>
    <style:style style:name="Tabelle1.E" style:family="table-column">
      <style:table-column-properties style:column-width="2.482cm"/>
    </style:style>
    <style:style style:name="Tabelle1.F" style:family="table-column">
      <style:table-column-properties style:column-width="1.808cm"/>
    </style:style>
    <style:style style:name="Tabelle1.G" style:family="table-column">
      <style:table-column-properties style:column-width="1.598cm"/>
    </style:style>
    <style:style style:name="Tabelle1.H" style:family="table-column">
      <style:table-column-properties style:column-width="1.309cm"/>
    </style:style>
    <style:style style:name="Tabelle1.I" style:family="table-column">
      <style:table-column-properties style:column-width="1.693cm"/>
    </style:style>
    <style:style style:name="Tabelle1.K" style:family="table-column">
      <style:table-column-properties style:column-width="5.6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K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none" fo:border-top="none" fo:border-bottom="0.05pt solid #000000"/>
    </style:style>
    <style:style style:name="Tabelle1.I2" style:family="table-cell">
      <style:table-cell-properties fo:padding="0.097cm" fo:border-left="0.05pt solid #000000" fo:border-right="none" fo:border-top="none" fo:border-bottom="0.05pt solid #000000"/>
    </style:style>
    <style:style style:name="Tabelle1.J2" style:family="table-cell">
      <style:table-cell-properties fo:padding="0.097cm" fo:border-left="0.05pt solid #000000" fo:border-right="none" fo:border-top="none" fo:border-bottom="0.05pt solid #000000"/>
    </style:style>
    <style:style style:name="Tabelle1.K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table-cell-properties fo:padding="0.097cm" fo:border-left="0.05pt solid #000000" fo:border-right="none" fo:border-top="none" fo:border-bottom="0.05pt solid #000000"/>
    </style:style>
    <style:style style:name="Tabelle1.I3" style:family="table-cell">
      <style:table-cell-properties fo:padding="0.097cm" fo:border-left="0.05pt solid #000000" fo:border-right="none" fo:border-top="none" fo:border-bottom="0.05pt solid #000000"/>
    </style:style>
    <style:style style:name="Tabelle1.J3" style:family="table-cell">
      <style:table-cell-properties fo:padding="0.097cm" fo:border-left="0.05pt solid #000000" fo:border-right="none" fo:border-top="none" fo:border-bottom="0.05pt solid #000000"/>
    </style:style>
    <style:style style:name="Tabelle1.K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table-cell-properties fo:padding="0.097cm" fo:border-left="0.05pt solid #000000" fo:border-right="none" fo:border-top="none" fo:border-bottom="0.05pt solid #000000"/>
    </style:style>
    <style:style style:name="Tabelle1.I4" style:family="table-cell">
      <style:table-cell-properties fo:padding="0.097cm" fo:border-left="0.05pt solid #000000" fo:border-right="none" fo:border-top="none" fo:border-bottom="0.05pt solid #000000"/>
    </style:style>
    <style:style style:name="Tabelle1.J4" style:family="table-cell">
      <style:table-cell-properties fo:padding="0.097cm" fo:border-left="0.05pt solid #000000" fo:border-right="none" fo:border-top="none" fo:border-bottom="0.05pt solid #000000"/>
    </style:style>
    <style:style style:name="Tabelle1.K4" style:family="table-cell">
      <style:table-cell-properties fo:padding="0.097cm" fo:border-left="0.05pt solid #000000" fo:border-right="0.05pt solid #000000" fo:border-top="none" fo:border-bottom="0.05pt solid #000000"/>
    </style:style>
    <style:style style:name="Tabelle3" style:family="table">
      <style:table-properties style:width="25.506cm" table:align="left" style:writing-mode="lr-tb"/>
    </style:style>
    <style:style style:name="Tabelle3.A" style:family="table-column">
      <style:table-column-properties style:column-width="0.998cm"/>
    </style:style>
    <style:style style:name="Tabelle3.B" style:family="table-column">
      <style:table-column-properties style:column-width="5.796cm"/>
    </style:style>
    <style:style style:name="Tabelle3.C" style:family="table-column">
      <style:table-column-properties style:column-width="5.609cm"/>
    </style:style>
    <style:style style:name="Tabelle3.D" style:family="table-column">
      <style:table-column-properties style:column-width="5.292cm"/>
    </style:style>
    <style:style style:name="Tabelle3.E" style:family="table-column">
      <style:table-column-properties style:column-width="7.811cm"/>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E1" style:family="table-cell">
      <style:table-cell-properties fo:background-color="#dddddd"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paragraph-properties fo:text-align="start" style:justify-single-word="false"/>
      <style:text-properties style:font-name="Liberation Serif" fo:font-size="14pt" fo:font-weight="bold" officeooo:rsid="00618559" officeooo:paragraph-rsid="00130e49" style:font-size-asian="14pt" style:font-weight-asian="bold" style:font-size-complex="14pt" style:font-weight-complex="bold"/>
    </style:style>
    <style:style style:name="P3" style:family="paragraph" style:parent-style-name="Standard">
      <style:paragraph-properties fo:break-before="page"/>
      <style:text-properties style:font-name="Liberation Serif" fo:font-size="14pt" fo:font-weight="bold" officeooo:rsid="001ec507" officeooo:paragraph-rsid="001ec507"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Liberation Serif" fo:font-size="12pt" fo:font-weight="normal" officeooo:rsid="00618559" officeooo:paragraph-rsid="00130e4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836c9a" officeooo:paragraph-rsid="001c55d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normal" officeooo:rsid="00130e49" officeooo:paragraph-rsid="001c55d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1d15c2" officeooo:paragraph-rsid="001d15c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318d68" officeooo:paragraph-rsid="00130e49" style:font-size-asian="12pt" style:font-weight-asian="normal" style:font-size-complex="12pt" style:font-weight-complex="normal"/>
    </style:style>
    <style:style style:name="P9" style:family="paragraph" style:parent-style-name="Standard">
      <style:text-properties style:font-name="Liberation Serif" fo:font-size="12pt" fo:font-style="normal" fo:font-weight="normal" officeooo:rsid="00481b91" officeooo:paragraph-rsid="001ec507" style:font-size-asian="12pt" style:font-style-asian="normal" style:font-weight-asian="normal" style:font-size-complex="12pt" style:font-style-complex="normal" style:font-weight-complex="normal"/>
    </style:style>
    <style:style style:name="P10" style:family="paragraph" style:parent-style-name="Standard">
      <style:text-properties style:font-name="Liberation Serif" fo:font-size="12pt" fo:font-style="normal" fo:font-weight="normal" officeooo:rsid="00468a9f" officeooo:paragraph-rsid="001ec507" style:font-size-asian="12pt" style:font-style-asian="normal" style:font-weight-asian="normal" style:font-size-complex="12pt" style:font-style-complex="normal" style:font-weight-complex="normal"/>
    </style:style>
    <style:style style:name="P11" style:family="paragraph" style:parent-style-name="Standard">
      <style:text-properties style:font-name="Liberation Serif" fo:font-size="12pt" fo:font-style="normal" fo:font-weight="normal" officeooo:rsid="003fa25e" officeooo:paragraph-rsid="001ec507" style:font-size-asian="10.5pt" style:font-style-asian="normal" style:font-weight-asian="normal" style:font-size-complex="12pt" style:font-style-complex="normal" style:font-weight-complex="normal"/>
    </style:style>
    <style:style style:name="P12" style:family="paragraph" style:parent-style-name="Standard">
      <style:text-properties style:font-name="Liberation Serif" fo:font-size="12pt" fo:font-style="normal" fo:font-weight="bold" officeooo:rsid="001f2054" officeooo:paragraph-rsid="001f2054" style:font-size-asian="12pt" style:font-style-asian="normal" style:font-weight-asian="bold" style:font-size-complex="12pt" style:font-style-complex="normal" style:font-weight-complex="bold"/>
    </style:style>
    <style:style style:name="P13" style:family="paragraph" style:parent-style-name="Standard">
      <style:text-properties style:font-name="Liberation Serif" fo:font-size="12pt" fo:font-style="italic" fo:font-weight="normal" officeooo:rsid="00468a9f" officeooo:paragraph-rsid="001ec507" style:font-size-asian="12pt" style:font-style-asian="italic" style:font-weight-asian="normal" style:font-size-complex="12pt" style:font-style-complex="italic" style:font-weight-complex="normal"/>
    </style:style>
    <style:style style:name="P14" style:family="paragraph" style:parent-style-name="Standard">
      <style:text-properties style:font-name="Liberation Serif" fo:font-size="12pt" fo:font-style="italic" fo:font-weight="normal" officeooo:rsid="001ec507" officeooo:paragraph-rsid="001f3c17" style:font-size-asian="12pt" style:font-style-asian="italic" style:font-weight-asian="normal" style:font-size-complex="12pt" style:font-style-complex="italic" style:font-weight-complex="normal"/>
    </style:style>
    <style:style style:name="P15" style:family="paragraph" style:parent-style-name="Standard">
      <style:text-properties style:font-name="Liberation Serif" fo:font-size="12pt" fo:font-style="italic" fo:font-weight="normal" officeooo:rsid="001ec507" officeooo:paragraph-rsid="001ec507" style:font-size-asian="12pt" style:font-style-asian="italic" style:font-weight-asian="normal" style:font-size-complex="12pt" style:font-style-complex="italic" style:font-weight-complex="normal"/>
    </style:style>
    <style:style style:name="P16" style:family="paragraph" style:parent-style-name="Standard">
      <style:text-properties style:font-name="Liberation Serif" fo:font-size="12pt" officeooo:rsid="0078683b" officeooo:paragraph-rsid="00207ba9" style:font-size-asian="10.5pt" style:font-size-complex="12pt"/>
    </style:style>
    <style:style style:name="P17" style:family="paragraph" style:parent-style-name="Standard">
      <style:text-properties style:font-name="Liberation Serif" fo:font-weight="bold" officeooo:rsid="00130e49" officeooo:paragraph-rsid="00130e49" style:font-weight-asian="bold" style:font-weight-complex="bold"/>
    </style:style>
    <style:style style:name="P18" style:family="paragraph" style:parent-style-name="Standard">
      <style:text-properties style:font-name="Liberation Serif" fo:font-weight="normal" officeooo:rsid="001ec507" officeooo:paragraph-rsid="001ec507" style:font-weight-asian="normal" style:font-weight-complex="normal"/>
    </style:style>
    <style:style style:name="P19" style:family="paragraph" style:parent-style-name="Standard">
      <style:text-properties style:font-name="Liberation Serif" fo:font-style="italic" officeooo:rsid="001ec507" officeooo:paragraph-rsid="001f3c17" style:font-style-asian="italic" style:font-style-complex="italic"/>
    </style:style>
    <style:style style:name="P20" style:family="paragraph" style:parent-style-name="Table_20_Contents">
      <style:text-properties style:font-name="Liberation Serif" officeooo:rsid="000b05a0" officeooo:paragraph-rsid="000b05a0"/>
    </style:style>
    <style:style style:name="P21" style:family="paragraph" style:parent-style-name="Table_20_Contents">
      <style:text-properties style:font-name="Liberation Serif" officeooo:rsid="000b05a0" officeooo:paragraph-rsid="00130e49"/>
    </style:style>
    <style:style style:name="P22" style:family="paragraph" style:parent-style-name="Table_20_Contents">
      <style:text-properties style:font-name="Liberation Serif" officeooo:rsid="000b05a0" officeooo:paragraph-rsid="000bca80"/>
    </style:style>
    <style:style style:name="P23" style:family="paragraph" style:parent-style-name="Table_20_Contents">
      <style:text-properties style:font-name="Liberation Serif" officeooo:rsid="000d43f8" officeooo:paragraph-rsid="000d43f8"/>
    </style:style>
    <style:style style:name="P24" style:family="paragraph" style:parent-style-name="Table_20_Contents">
      <style:text-properties style:font-name="Liberation Serif" officeooo:rsid="000bca80" officeooo:paragraph-rsid="00130e49"/>
    </style:style>
    <style:style style:name="P25" style:family="paragraph" style:parent-style-name="Table_20_Contents">
      <style:text-properties style:font-name="Liberation Serif" officeooo:rsid="000bca80" officeooo:paragraph-rsid="000bca80"/>
    </style:style>
    <style:style style:name="P26" style:family="paragraph" style:parent-style-name="Table_20_Contents">
      <style:text-properties style:font-name="Liberation Serif" officeooo:rsid="0047c21f" officeooo:paragraph-rsid="001ec507"/>
    </style:style>
    <style:style style:name="P27" style:family="paragraph" style:parent-style-name="Table_20_Contents">
      <style:text-properties style:font-name="Liberation Serif" officeooo:rsid="00481b91" officeooo:paragraph-rsid="001ec507"/>
    </style:style>
    <style:style style:name="P28" style:family="paragraph" style:parent-style-name="Table_20_Contents">
      <style:text-properties style:font-name="Liberation Serif" officeooo:paragraph-rsid="001ec507"/>
    </style:style>
    <style:style style:name="P29" style:family="paragraph" style:parent-style-name="Standard">
      <style:paragraph-properties fo:margin-top="0cm" fo:margin-bottom="0cm" style:contextual-spacing="false" fo:text-align="start" style:justify-single-word="false"/>
      <style:text-properties style:font-name="Liberation Serif" fo:font-size="10pt" fo:font-style="italic" fo:font-weight="normal" officeooo:rsid="01e03e6a" officeooo:paragraph-rsid="00207ba9" style:font-size-asian="10pt" style:font-style-asian="italic" style:font-weight-asian="normal" style:font-size-complex="10pt" style:font-style-complex="italic" style:font-weight-complex="normal"/>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0bca80"/>
    </style:style>
    <style:style style:name="T2" style:family="text">
      <style:text-properties officeooo:rsid="000fd92c"/>
    </style:style>
    <style:style style:name="T3" style:family="text">
      <style:text-properties officeooo:rsid="00113837"/>
    </style:style>
    <style:style style:name="T4" style:family="text">
      <style:text-properties officeooo:rsid="00130e49"/>
    </style:style>
    <style:style style:name="T5" style:family="text">
      <style:text-properties officeooo:rsid="0015060e"/>
    </style:style>
    <style:style style:name="T6" style:family="text">
      <style:text-properties officeooo:rsid="001aad3c"/>
    </style:style>
    <style:style style:name="T7" style:family="text">
      <style:text-properties fo:font-size="12pt"/>
    </style:style>
    <style:style style:name="T8" style:family="text">
      <style:text-properties fo:font-size="12pt" officeooo:rsid="001ec507"/>
    </style:style>
    <style:style style:name="T9" style:family="text">
      <style:text-properties officeooo:rsid="001ec507"/>
    </style:style>
    <style:style style:name="T10" style:family="text">
      <style:text-properties officeooo:rsid="00481b91"/>
    </style:style>
    <style:style style:name="T11" style:family="text">
      <style:text-properties officeooo:rsid="001f2054"/>
    </style:style>
    <style:style style:name="T12" style:family="text">
      <style:text-properties officeooo:rsid="001f3c17"/>
    </style:style>
    <style:style style:name="T13" style:family="text">
      <style:text-properties officeooo:rsid="001fa0a6"/>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840c47" style:font-style-asian="normal" style:font-style-complex="normal"/>
    </style:style>
    <style:style style:name="T17" style:family="text">
      <style:text-properties fo:font-style="normal" officeooo:rsid="00433024" style:font-style-asian="normal" style:font-style-complex="normal"/>
    </style:style>
    <style:style style:name="T18" style:family="text">
      <style:text-properties fo:font-style="normal" officeooo:rsid="004259cd" style:font-style-asian="normal" style:font-style-complex="normal"/>
    </style:style>
    <style:style style:name="T19" style:family="text">
      <style:text-properties fo:font-style="normal" officeooo:rsid="00383709" style:font-style-asian="normal" style:font-style-complex="normal"/>
    </style:style>
    <style:style style:name="T20" style:family="text">
      <style:text-properties fo:font-style="normal" officeooo:rsid="003fa25e" style:font-style-asian="normal" style:font-style-complex="normal"/>
    </style:style>
    <style:style style:name="T21" style:family="text">
      <style:text-properties officeooo:rsid="00222c8f"/>
    </style:style>
    <style:style style:name="T22" style:family="text">
      <style:text-properties officeooo:rsid="0025ff99"/>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fgabe <text:span text:style-name="T6">1</text:span></text:p>
      <text:p text:style-name="P4"/>
      <text:p text:style-name="P5">Eine LKW-Spedition verwaltet ihre Aufträge in einer Datenbank. <text:span text:style-name="T4">Darin sind Daten über die Fahrer, die Fahrzeuge und die Kunden enthalten, sowie über die Touren, die mit den LKWs gefahren werden. Ein Fahrer kann pro Tag eine Tour zu einem Kunden fahren, und er fährt dabei alleine. </text:span></text:p>
      <text:p text:style-name="P6">Es wird festgehalten, bei welchem Kilometerstand der LKW losfährt, bei welchem er zurückkommt, und wie viele <text:span text:style-name="T22">Kilometer</text:span> gefahren wurden.</text:p>
      <text:p text:style-name="P7">Für die LKWs enthält die Datenbank jeweils deren (eindeutiges) Kennzeichen <text:span text:style-name="T11">und </text:span>den Fahrzeugtyp.</text:p>
      <text:p text:style-name="P8"/>
      <text:p text:style-name="P17">Speditio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F"/>
        <table:table-column table:style-name="Tabelle1.K"/>
        <table:table-row table:style-name="TableLine1805047839712">
          <table:table-cell table:style-name="Tabelle1.A1" office:value-type="string">
            <text:p text:style-name="P20">P<text:span text:style-name="T3">ers</text:span>Nr</text:p>
          </table:table-cell>
          <table:table-cell table:style-name="Tabelle1.A1" office:value-type="string">
            <text:p text:style-name="P20">Name</text:p>
          </table:table-cell>
          <table:table-cell table:style-name="Tabelle1.A1" office:value-type="string">
            <text:p text:style-name="P20">Einstellung</text:p>
          </table:table-cell>
          <table:table-cell table:style-name="Tabelle1.A1" office:value-type="string">
            <text:p text:style-name="P20">Fahrzeug</text:p>
          </table:table-cell>
          <table:table-cell table:style-name="Tabelle1.A1" office:value-type="string">
            <text:p text:style-name="P21">Datum</text:p>
          </table:table-cell>
          <table:table-cell table:style-name="Tabelle1.A1" office:value-type="string">
            <text:p text:style-name="P20">kmAnf</text:p>
          </table:table-cell>
          <table:table-cell table:style-name="Tabelle1.A1" office:value-type="string">
            <text:p text:style-name="P20">kmEnd</text:p>
          </table:table-cell>
          <table:table-cell table:style-name="Tabelle1.A1" office:value-type="string">
            <text:p text:style-name="P20">km</text:p>
          </table:table-cell>
          <table:table-cell table:style-name="Tabelle1.A1" office:value-type="string">
            <text:p text:style-name="P23">K<text:span text:style-name="T13">Id</text:span></text:p>
          </table:table-cell>
          <table:table-cell table:style-name="Tabelle1.A1" office:value-type="string">
            <text:p text:style-name="P20"><text:span text:style-name="T1">K</text:span>Name</text:p>
          </table:table-cell>
          <table:table-cell table:style-name="Tabelle1.K1" office:value-type="string">
            <text:p text:style-name="P20"><text:span text:style-name="T1">K</text:span>Adresse</text:p>
          </table:table-cell>
        </table:table-row>
        <table:table-row table:style-name="TableLine1805047837984">
          <table:table-cell table:style-name="Tabelle1.A2" office:value-type="string">
            <text:p text:style-name="P20">P1</text:p>
          </table:table-cell>
          <table:table-cell table:style-name="Tabelle1.B2" office:value-type="string">
            <text:p text:style-name="P20">Fritz Müller</text:p>
          </table:table-cell>
          <table:table-cell table:style-name="Tabelle1.C2" office:value-type="string">
            <text:p text:style-name="P20">01.05.2011</text:p>
          </table:table-cell>
          <table:table-cell table:style-name="Tabelle1.D2" office:value-type="string">
            <text:p text:style-name="P22">K-<text:span text:style-name="T5">MB</text:span>-1255 </text:p>
            <text:p text:style-name="P22">(MAN-T)</text:p>
          </table:table-cell>
          <table:table-cell table:style-name="Tabelle1.E2" office:value-type="string">
            <text:p text:style-name="P24">01.12.20<text:span text:style-name="T21">21</text:span></text:p>
            <text:p text:style-name="P24">03.12.20<text:span text:style-name="T21">21</text:span></text:p>
          </table:table-cell>
          <table:table-cell table:style-name="Tabelle1.F2" office:value-type="string">
            <text:p text:style-name="P25">20.580</text:p>
            <text:p text:style-name="P25">20.710</text:p>
          </table:table-cell>
          <table:table-cell table:style-name="Tabelle1.G2" office:value-type="string">
            <text:p text:style-name="P25">20.710</text:p>
            <text:p text:style-name="P25">20.810</text:p>
          </table:table-cell>
          <table:table-cell table:style-name="Tabelle1.H2" office:value-type="string">
            <text:p text:style-name="P25">130</text:p>
            <text:p text:style-name="P25">100</text:p>
          </table:table-cell>
          <table:table-cell table:style-name="Tabelle1.I2" office:value-type="string">
            <text:p text:style-name="P23">K030</text:p>
            <text:p text:style-name="P23">K049</text:p>
          </table:table-cell>
          <table:table-cell table:style-name="Tabelle1.J2" office:value-type="string">
            <text:p text:style-name="P25">Ströer</text:p>
            <text:p text:style-name="P25">Fischer</text:p>
          </table:table-cell>
          <table:table-cell table:style-name="Tabelle1.K2" office:value-type="string">
            <text:p text:style-name="P23">Alter Wall 90, 46395 Bocholt</text:p>
            <text:p text:style-name="P23">Kirschalle 128, 46485 Wesel</text:p>
          </table:table-cell>
        </table:table-row>
        <table:table-row table:style-name="TableLine1805049986656">
          <table:table-cell table:style-name="Tabelle1.A4" office:value-type="string">
            <text:p text:style-name="P20">P2</text:p>
          </table:table-cell>
          <table:table-cell table:style-name="Tabelle1.B4" office:value-type="string">
            <text:p text:style-name="P20">Willi Meier</text:p>
          </table:table-cell>
          <table:table-cell table:style-name="Tabelle1.C4" office:value-type="string">
            <text:p text:style-name="P20">01.09.1998</text:p>
          </table:table-cell>
          <table:table-cell table:style-name="Tabelle1.D4" office:value-type="string">
            <text:p text:style-name="P22">K-<text:span text:style-name="T5">AC</text:span>-4031 </text:p>
            <text:p text:style-name="P22">(Scania-<text:span text:style-name="T1">S)</text:span></text:p>
          </table:table-cell>
          <table:table-cell table:style-name="Tabelle1.E4" office:value-type="string">
            <text:p text:style-name="P24">01.12.20<text:span text:style-name="T21">21</text:span></text:p>
          </table:table-cell>
          <table:table-cell table:style-name="Tabelle1.F4" office:value-type="string">
            <text:p text:style-name="P25">32.090</text:p>
          </table:table-cell>
          <table:table-cell table:style-name="Tabelle1.G4" office:value-type="string">
            <text:p text:style-name="P25">32.230</text:p>
          </table:table-cell>
          <table:table-cell table:style-name="Tabelle1.H3" office:value-type="string">
            <text:p text:style-name="P25">140</text:p>
          </table:table-cell>
          <table:table-cell table:style-name="Tabelle1.I3" office:value-type="string">
            <text:p text:style-name="P23">K107</text:p>
          </table:table-cell>
          <table:table-cell table:style-name="Tabelle1.J4" office:value-type="string">
            <text:p text:style-name="P25">Jansen</text:p>
          </table:table-cell>
          <table:table-cell table:style-name="Tabelle1.K4" office:value-type="string">
            <text:p text:style-name="P23">Kuhgasse 12, 46446 <text:span text:style-name="T2">Kleve</text:span></text:p>
          </table:table-cell>
        </table:table-row>
        <table:table-row table:style-name="TableLine1805049988384">
          <table:table-cell table:style-name="Tabelle1.A4" office:value-type="string">
            <text:p text:style-name="P20">P1</text:p>
          </table:table-cell>
          <table:table-cell table:style-name="Tabelle1.B4" office:value-type="string">
            <text:p text:style-name="P20">Fritz Müller</text:p>
          </table:table-cell>
          <table:table-cell table:style-name="Tabelle1.C4" office:value-type="string">
            <text:p text:style-name="P20">01.05.2011</text:p>
          </table:table-cell>
          <table:table-cell table:style-name="Tabelle1.D4" office:value-type="string">
            <text:p text:style-name="P22">K-<text:span text:style-name="T5">AC</text:span>-4031 </text:p>
            <text:p text:style-name="P22">(Scania-<text:span text:style-name="T1">S)</text:span></text:p>
          </table:table-cell>
          <table:table-cell table:style-name="Tabelle1.E4" office:value-type="string">
            <text:p text:style-name="P24">02.12.20<text:span text:style-name="T21">21</text:span></text:p>
          </table:table-cell>
          <table:table-cell table:style-name="Tabelle1.F4" office:value-type="string">
            <text:p text:style-name="P25">32.230</text:p>
          </table:table-cell>
          <table:table-cell table:style-name="Tabelle1.G4" office:value-type="string">
            <text:p text:style-name="P25">32.360</text:p>
          </table:table-cell>
          <table:table-cell table:style-name="Tabelle1.H4" office:value-type="string">
            <text:p text:style-name="P25">130</text:p>
          </table:table-cell>
          <table:table-cell table:style-name="Tabelle1.I4" office:value-type="string">
            <text:p text:style-name="P23">K030</text:p>
          </table:table-cell>
          <table:table-cell table:style-name="Tabelle1.J4" office:value-type="string">
            <text:p text:style-name="P25">Ströer</text:p>
          </table:table-cell>
          <table:table-cell table:style-name="Tabelle1.K4" office:value-type="string">
            <text:p text:style-name="P23">Alter Wall 90, 46395 Bocholt</text:p>
          </table:table-cell>
        </table:table-row>
      </table:table>
      <text:p text:style-name="P1"/>
      <text:p text:style-name="P1"/>
      <text:p text:style-name="P19">Überführe die Datenbank in die 1NF. </text:p>
      <text:p text:style-name="P19">Gib als Lösung die Tabelle mit Daten <text:span text:style-name="T12">und Primärschlüsseln </text:span>an.</text:p>
      <text:p text:style-name="P11"/>
      <text:p text:style-name="P3">Aufgabe 2</text:p>
      <text:p text:style-name="P18"/>
      <text:p text:style-name="P9"><text:span text:style-name="T9">In der folgenden </text:span>Datenbank hält eine Anwaltskanzlei ihre Fälle und Kunden fest. <text:s/></text:p>
      <text:p text:style-name="P9">Jede Anwältin und jeder Anwalt arbeiten an einem Standort. Die Kanzlei hat in einer Stadt höchstens einen Standort. </text:p>
      <text:p text:style-name="P9">Anwälte arbeiten zum Teil an mehreren Fällen gleichzeitig. Es wird festgehalten, wie viel Prozent ihrer Arbeitszeit sie am jeweiligen Fall arbeiten. </text:p>
      <text:p text:style-name="P9">Oft arbeiten mehrere Anwälte am gleichen Fall.</text:p>
      <text:p text:style-name="P10"/>
      <text:p text:style-name="P12">Kanzlei</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leLine1805049988672">
          <table:table-cell table:style-name="Tabelle3.A1" office:value-type="string">
            <text:p text:style-name="P26">ANr</text:p>
          </table:table-cell>
          <table:table-cell table:style-name="Tabelle3.A1" office:value-type="string">
            <text:p text:style-name="P26">Anwalt</text:p>
          </table:table-cell>
          <table:table-cell table:style-name="Tabelle3.A1" office:value-type="string">
            <text:p text:style-name="P26">Standort</text:p>
          </table:table-cell>
          <table:table-cell table:style-name="Tabelle3.A1" office:value-type="string">
            <text:p text:style-name="P26">Fall</text:p>
          </table:table-cell>
          <table:table-cell table:style-name="Tabelle3.E1" office:value-type="string">
            <text:p text:style-name="P26">Kunde</text:p>
          </table:table-cell>
        </table:table-row>
        <table:table-row table:style-name="TableLine1805049988960">
          <table:table-cell table:style-name="Tabelle3.A4" office:value-type="string">
            <text:p text:style-name="P26">A1</text:p>
          </table:table-cell>
          <table:table-cell table:style-name="Tabelle3.B4" office:value-type="string">
            <text:p text:style-name="P26">Karl Müller, Personalrecht</text:p>
          </table:table-cell>
          <table:table-cell table:style-name="Tabelle3.C4" office:value-type="string">
            <text:p text:style-name="P26">Im Zollhafen 12, 50678 Köln</text:p>
          </table:table-cell>
          <table:table-cell table:style-name="Tabelle3.D4" office:value-type="string">
            <text:p text:style-name="P26">023 Personalstreik (30%)</text:p>
            <text:p text:style-name="P26">041 Arbeitsunfall (70%)</text:p>
          </table:table-cell>
          <table:table-cell table:style-name="Tabelle3.E4" office:value-type="string">
            <text:p text:style-name="P26">BASF, Henkelstraße 67, 40589 Düsseldorf</text:p>
            <text:p text:style-name="P27">Bayer, Industriestr. 201, 51377 Leverkusen</text:p>
          </table:table-cell>
        </table:table-row>
        <table:table-row table:style-name="TableLine1805049978592">
          <table:table-cell table:style-name="Tabelle3.A4" office:value-type="string">
            <text:p text:style-name="P26">A2</text:p>
          </table:table-cell>
          <table:table-cell table:style-name="Tabelle3.B4" office:value-type="string">
            <text:p text:style-name="P28"><text:span text:style-name="T7">Valeria Bayer, Wirtschaftsre</text:span><text:span text:style-name="T8">cht</text:span></text:p>
          </table:table-cell>
          <table:table-cell table:style-name="Tabelle3.C4" office:value-type="string">
            <text:p text:style-name="P26">Im Zollhafen 12, 50678 Köln</text:p>
          </table:table-cell>
          <table:table-cell table:style-name="Tabelle3.D4" office:value-type="string">
            <text:p text:style-name="P26">023 Personalstreik (100%)</text:p>
          </table:table-cell>
          <table:table-cell table:style-name="Tabelle3.E4" office:value-type="string">
            <text:p text:style-name="P26">BASF, Henkelstraße 67, 40589 Düsseldorf</text:p>
          </table:table-cell>
        </table:table-row>
        <table:table-row table:style-name="TableLine1805049991264">
          <table:table-cell table:style-name="Tabelle3.A4" office:value-type="string">
            <text:p text:style-name="P26">A3</text:p>
          </table:table-cell>
          <table:table-cell table:style-name="Tabelle3.B4" office:value-type="string">
            <text:p text:style-name="P26">Volker <text:span text:style-name="T10">Strato</text:span>, Steuerrecht</text:p>
          </table:table-cell>
          <table:table-cell table:style-name="Tabelle3.C4" office:value-type="string">
            <text:p text:style-name="P26">Heine<text:span text:style-name="T9">str</text:span> 55, 40213 <text:span text:style-name="T10">Aachen</text:span></text:p>
          </table:table-cell>
          <table:table-cell table:style-name="Tabelle3.D4" office:value-type="string">
            <text:p text:style-name="P26">1<text:span text:style-name="T10">0</text:span>1 <text:span text:style-name="T10">Betriebsprüfung (100%)</text:span></text:p>
          </table:table-cell>
          <table:table-cell table:style-name="Tabelle3.E4" office:value-type="string">
            <text:p text:style-name="P27">Bayer, Industriestr. 201, 51377 Leverkusen</text:p>
          </table:table-cell>
        </table:table-row>
      </table:table>
      <text:p text:style-name="P10"/>
      <text:p text:style-name="P13"/>
      <text:p text:style-name="P15">Überführe die Datenbank in die 1NF. </text:p>
      <text:p text:style-name="P14">Gib als Lösung die Tabelle mit Daten <text:span text:style-name="T12">und Primärschlüsseln </text:span>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draw:frame text:anchor-type="paragraph" draw:z-index="0" draw:name="Form1" draw:style-name="gr1" draw:text-style-name="P30" svg:width="1.795cm" svg:height="0.63cm" svg:x="23.874cm" svg:y="0.355cm"><draw:image xlink:href="Pictures/10000000000000580000001F84D8045FF773DCF2.png" xlink:type="simple" xlink:show="embed" xlink:actuate="onLoad" draw:mime-type="image/png"><text:p/></draw:image></draw:frame></text:p>
      <text:p text:style-name="P29"><text:span text:style-name="T14">Autor: </text:span><text:span text:style-name="T15">Christian Pothmann – </text:span><text:a xlink:type="simple" xlink:href="https://cpothmann.de/" text:style-name="Internet_20_link" text:visited-style-name="Visited_20_Internet_20_Link"><text:span text:style-name="T15">c</text:span></text:a><text:a xlink:type="simple" xlink:href="https://cpothmann.de/" text:style-name="Internet_20_link" text:visited-style-name="Visited_20_Internet_20_Link"><text:span text:style-name="T16">pothmann.de</text:span></text:a><text:span text:style-name="T16">, </text:span><text:span text:style-name="T17">f</text:span><text:span text:style-name="T15">reigegeben unter </text:span><text:a xlink:type="simple" xlink:href="https://creativecommons.org/licenses/by-nc-sa/4.0/" text:style-name="Internet_20_link" text:visited-style-name="Visited_20_Internet_20_Link"><text:span text:style-name="T15">CC BY-NC-SA 4.0</text:span></text:a><text:span text:style-name="T15">, </text:span><text:span text:style-name="T18">Ju</text:span><text:span text:style-name="T19">l</text:span><text:span text:style-name="T18">i</text:span><text:span text:style-name="T20">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2-05T17:11:24.832000000</meta:creation-date>
    <dc:date>2022-10-05T13:21:57.103000000</dc:date>
    <meta:editing-duration>PT1H34M1S</meta:editing-duration>
    <meta:editing-cycles>23</meta:editing-cycles>
    <meta:generator>LibreOffice/7.3.3.2$Windows_X86_64 LibreOffice_project/d1d0ea68f081ee2800a922cac8f79445e4603348</meta:generator>
    <meta:document-statistic meta:table-count="2" meta:image-count="0" meta:object-count="0" meta:page-count="2" meta:paragraph-count="92" meta:word-count="319" meta:character-count="2108" meta:non-whitespace-character-count="1870"/>
  </office:meta>
</office:document-meta>
</file>